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文泉驿微米黑" fo:font-size="12pt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2pt" officeooo:paragraph-rsid="0027e6ba" style:font-name-asian="文泉驿微米黑" style:font-size-asian="12pt" style:font-size-complex="12pt"/>
    </style:style>
    <style:style style:name="P3" style:family="paragraph" style:parent-style-name="Text_20_body">
      <style:text-properties style:font-name="文泉驿微米黑" fo:font-size="12pt" officeooo:paragraph-rsid="0036d4d6" style:font-name-asian="文泉驿微米黑" style:font-size-asian="12pt" style:font-size-complex="12pt"/>
    </style:style>
    <style:style style:name="P4" style:family="paragraph" style:parent-style-name="Text_20_body">
      <style:text-properties style:font-name="文泉驿微米黑" fo:font-size="12pt" officeooo:paragraph-rsid="002dbb09" style:font-name-asian="文泉驿微米黑" style:font-size-asian="12pt" style:font-size-complex="12pt"/>
    </style:style>
    <style:style style:name="P5" style:family="paragraph" style:parent-style-name="Text_20_body">
      <style:text-properties style:font-name="文泉驿微米黑" fo:font-size="12pt" officeooo:paragraph-rsid="003993b4" style:font-name-asian="文泉驿微米黑" style:font-size-asian="12pt" style:font-size-complex="12pt"/>
    </style:style>
    <style:style style:name="P6" style:family="paragraph" style:parent-style-name="Text_20_body">
      <style:text-properties style:font-name="文泉驿微米黑" fo:font-size="12pt" officeooo:paragraph-rsid="000c60f1" style:font-name-asian="文泉驿微米黑" style:font-size-asian="12pt" style:font-size-complex="12pt"/>
    </style:style>
    <style:style style:name="P7" style:family="paragraph" style:parent-style-name="Text_20_body">
      <style:text-properties style:font-name="文泉驿微米黑" fo:font-size="12pt" officeooo:paragraph-rsid="0046932e" style:font-name-asian="文泉驿微米黑" style:font-size-asian="12pt" style:font-size-complex="12pt"/>
    </style:style>
    <style:style style:name="P8" style:family="paragraph" style:parent-style-name="Text_20_body">
      <style:text-properties style:font-name="文泉驿微米黑" fo:font-size="12pt" officeooo:paragraph-rsid="0048fa8d" style:font-name-asian="文泉驿微米黑" style:font-size-asian="12pt" style:font-size-complex="12pt"/>
    </style:style>
    <style:style style:name="P9" style:family="paragraph" style:parent-style-name="Text_20_body">
      <style:text-properties style:font-name="文泉驿微米黑" fo:font-size="12pt" officeooo:paragraph-rsid="004b97bb" style:font-name-asian="文泉驿微米黑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文泉驿微米黑" fo:font-size="16pt" fo:font-weight="bold" officeooo:paragraph-rsid="00315839" style:font-name-asian="文泉驿微米黑" style:font-size-asian="16pt" style:font-weight-asian="bold" style:font-size-complex="16pt" style:font-weight-complex="bold"/>
    </style:style>
    <style:style style:name="P11" style:family="paragraph" style:parent-style-name="Text_20_body">
      <style:text-properties style:font-name="文泉驿微米黑" fo:font-size="12pt" officeooo:paragraph-rsid="004cb8c2" style:font-name-asian="文泉驿微米黑" style:font-size-asian="12pt" style:font-size-complex="12pt"/>
    </style:style>
    <style:style style:name="P12" style:family="paragraph" style:parent-style-name="Text_20_body">
      <style:text-properties style:font-name="文泉驿微米黑" fo:font-size="12pt" officeooo:paragraph-rsid="004d978e" style:font-name-asian="文泉驿微米黑" style:font-size-asian="12pt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4d978e" style:language-asian="zh" style:country-asian="CN"/>
    </style:style>
    <style:style style:name="T3" style:family="text">
      <style:text-properties officeooo:rsid="00512cfe" style:language-asian="zh" style:country-asian="CN"/>
    </style:style>
    <style:style style:name="T4" style:family="text">
      <style:text-properties officeooo:rsid="004cb8c2"/>
    </style:style>
    <style:style style:name="T5" style:family="text">
      <style:text-properties officeooo:rsid="004d97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201<text:span text:style-name="T1">601</text:span><text:span text:style-name="T3">16</text:span>周工作总结计划</text:p>
      <text:p text:style-name="P1"/>
      <text:p text:style-name="P2">周一</text:p>
      <text:p text:style-name="P7">上午 跟进协助青岛中海洋梁丙成送货处理<text:line-break/>下午 跟进协助青岛中海洋曹宇光送货现场故障排查，发回故障显示器等。</text:p>
      <text:p text:style-name="P2">周二</text:p>
      <text:p text:style-name="P7">上午 跟进协助王雪飞山东大学送货相关处理 <text:line-break/>下午 跟进协助王雪飞山东大学王广春售后处理。</text:p>
      <text:p text:style-name="P2">周三 </text:p>
      <text:p text:style-name="P3">上午 跟进华北区域送货售后处理情况及遗留问题处理，跟进李政霏等燕山大学送货进度。<text:line-break/>下午 跟进中石油中海洋售后处理进度，确定中海洋<text:span text:style-name="T4">PC主板更换(下班时方确定，之前一直为不更换)</text:span></text:p>
      <text:p text:style-name="P4">周四</text:p>
      <text:p text:style-name="P11">上午 跟进中海洋<text:span text:style-name="T4">PC机、中石油杨超合服务器售后处理进度，跟进协助李政霏等人燕山大学送货，端口转发相关设置等。</text:span><text:line-break/>下午 协助王雪飞处理东北大学刘昆固态<text:span text:style-name="T4">C盘扩容，将其linux系统备份到其3T机械盘后，格掉分区扩容C盘，跟进华北区域其他遗留售后处理情况。</text:span> </text:p>
      <text:p text:style-name="P9">周五</text:p>
      <text:p text:style-name="P9">上午 跟进华北区域遗留售后处理情况，协助朱云波处理西南区域售后。<text:line-break/>下午 跟进中海洋边昌伟<text:span text:style-name="T4">PC、中石油曹宇光PC硬盘发货处理进度，跟进华北区域节前送货售后统计安排情况。</text:span></text:p>
      <text:p text:style-name="P5"/>
      <text:p text:style-name="P5"/>
      <text:p text:style-name="P1"><text:s/></text:p>
      <text:p text:style-name="P1">工作计划</text:p>
      <text:p text:style-name="P9">周一 跟进山东区域送货、售后处理(中石油杨超合、曹宇光售后，山东科技张培森送货)。</text:p>
      <text:p text:style-name="P12">周二 跟进公司内部一体机硬双改造项目进度。</text:p>
      <text:p text:style-name="P12">周三 跟进公司内部一体机硬双改造及相关系统配置等。</text:p>
      <text:p text:style-name="P9">周四 跟进华北区域遗留收获送货处理情况及最新进展。</text:p>
      <text:p text:style-name="P8">周五 跟进华北区域送货收获遗留问题处理情况与进度等。</text:p>
      <text:p text:style-name="P6"/>
      <text:p text:style-name="P6"/>
      <text:p text:style-name="P1"/>
      <text:p text:style-name="P1"><text:s text:c="58"/><text:tab/><text:tab/><text:tab/> <text:s text:c="2"/><text:tab/><text:tab/><text:tab/> <text:s text:c="3"/>技术部 白劲松</text:p>
      <text:p text:style-name="P1"><text:s text:c="55"/><text:tab/><text:tab/><text:tab/><text:tab/><text:tab/> <text:s text:c="6"/>2016年01月<text:span text:style-name="T2">16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1-16T12:00:52.633749456</dc:date>
    <meta:editing-duration>PT10H17M35S</meta:editing-duration>
    <meta:editing-cycles>118</meta:editing-cycles>
    <meta:generator>LibreOffice/4.2.8.2$Linux_X86_64 LibreOffice_project/420m0$Build-2</meta:generator>
    <meta:print-date>2016-01-16T11:59:33.069682805</meta:print-date>
    <dc:creator>jinsong</dc:creator>
    <meta:printed-by>jinsong</meta:printed-by>
    <meta:document-statistic meta:table-count="0" meta:image-count="0" meta:object-count="0" meta:page-count="1" meta:paragraph-count="20" meta:word-count="533" meta:character-count="717" meta:non-whitespace-character-count="554"/>
  </office:meta>
</office:document-meta>
</file>